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draw:stroke="dash" draw:stroke-dash="Long_20_Dash" draw:fill="solid" draw:textarea-vertical-align="middl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96cm" fo:min-width="4.844cm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0.053cm" fo:min-width="0.802cm"/>
      <style:paragraph-properties style:writing-mode="lr-tb"/>
    </style:style>
    <style:style style:name="gr6" style:family="graphic" style:parent-style-name="standard">
      <style:graphic-properties draw:stroke="none" draw:fill="none" fo:min-height="0.042cm" fo:min-width="1.233cm"/>
      <style:paragraph-properties style:writing-mode="lr-tb"/>
    </style:style>
    <style:style style:name="gr7" style:family="graphic" style:parent-style-name="standard">
      <style:graphic-properties draw:stroke="none" draw:fill="none" fo:min-height="0.24cm" fo:min-width="2.408cm"/>
      <style:paragraph-properties style:writing-mode="lr-tb"/>
    </style:style>
    <style:style style:name="gr8" style:family="graphic" style:parent-style-name="standard">
      <style:graphic-properties draw:stroke="none" draw:fill="none" fo:min-height="0.477cm" fo:min-width="1.15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draw:fill="none" fo:min-height="0.252cm" fo:min-width="0.878cm"/>
      <style:paragraph-properties style:writing-mode="lr-tb"/>
    </style:style>
    <style:style style:name="gr11" style:family="graphic" style:parent-style-name="standard">
      <style:graphic-properties draw:stroke="none" draw:fill="solid" draw:fill-color="#ffffff" fo:min-height="0cm"/>
      <style:paragraph-properties style:writing-mode="lr-tb"/>
    </style:style>
    <style:style style:name="gr12" style:family="graphic" style:parent-style-name="standard">
      <style:graphic-properties draw:stroke="none" draw:fill="none" fo:min-height="1.027cm"/>
      <style:paragraph-properties style:writing-mode="lr-tb"/>
    </style:style>
    <style:style style:name="gr13" style:family="graphic" style:parent-style-name="standard">
      <style:graphic-properties draw:stroke="none" draw:fill="solid" draw:fill-color="#ffffff" fo:min-height="0.353cm"/>
      <style:paragraph-properties style:writing-mode="lr-tb"/>
    </style:style>
    <style:style style:name="gr14" style:family="graphic" style:parent-style-name="standard">
      <style:graphic-properties draw:stroke="none" draw:fill="solid" draw:fill-color="#ffffff" fo:min-height="0.39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end"/>
      <style:text-properties fo:font-weight="bold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weight="bold"/>
    </style:style>
    <style:style style:name="P7" style:family="paragraph">
      <loext:graphic-properties draw:fill="none"/>
      <style:text-properties fo:font-weight="bold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/>
      <style:text-properties fo:font-weight="normal" style:font-weight-asian="normal" style:font-weight-complex="normal"/>
    </style:style>
    <style:style style:name="P13" style:family="paragraph">
      <loext:graphic-properties draw:fill="solid" draw:fill-color="#ffffff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solid"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8.456cm" svg:y1="0.907cm" svg:x2="8.456cm" svg:y2="5.312cm">
            <text:p/>
          </draw:line>
          <draw:line draw:style-name="gr2" draw:text-style-name="P1" draw:layer="layout" svg:x1="10.789cm" svg:y1="1.377cm" svg:x2="10.789cm" svg:y2="4.225cm">
            <text:p/>
          </draw:line>
          <draw:line draw:style-name="gr2" draw:text-style-name="P1" draw:layer="layout" svg:x1="7.889cm" svg:y1="1.377cm" svg:x2="7.889cm" svg:y2="4.225cm">
            <text:p/>
          </draw:line>
          <draw:line draw:style-name="gr2" draw:text-style-name="P1" draw:layer="layout" svg:x1="7.389cm" svg:y1="1.377cm" svg:x2="7.389cm" svg:y2="4.225cm">
            <text:p/>
          </draw:line>
          <draw:line draw:style-name="gr2" draw:text-style-name="P1" draw:layer="layout" svg:x1="6.889cm" svg:y1="1.377cm" svg:x2="6.889cm" svg:y2="4.225cm">
            <text:p/>
          </draw:line>
          <draw:line draw:style-name="gr2" draw:text-style-name="P1" draw:layer="layout" svg:x1="5.789cm" svg:y1="1.377cm" svg:x2="5.789cm" svg:y2="4.225cm">
            <text:p/>
          </draw:line>
          <draw:line draw:style-name="gr2" draw:text-style-name="P1" draw:layer="layout" svg:x1="9.089cm" svg:y1="1.377cm" svg:x2="9.089cm" svg:y2="4.225cm">
            <text:p/>
          </draw:line>
          <draw:line draw:style-name="gr2" draw:text-style-name="P1" draw:layer="layout" svg:x1="9.489cm" svg:y1="1.377cm" svg:x2="9.489cm" svg:y2="4.225cm">
            <text:p/>
          </draw:line>
          <draw:line draw:style-name="gr2" draw:text-style-name="P1" draw:layer="layout" svg:x1="9.889cm" svg:y1="1.377cm" svg:x2="9.889cm" svg:y2="4.225cm">
            <text:p/>
          </draw:line>
          <draw:custom-shape draw:style-name="gr3" draw:text-style-name="P2" draw:layer="measurelines" svg:width="5.344cm" svg:height="0.646cm" svg:x="5.577cm" svg:y="3.0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4.765cm" svg:height="0.725cm" svg:x="6.068cm" svg:y="-0.069cm">
            <draw:text-box>
              <text:p text:style-name="P3"><text:span text:style-name="T1">Saaty's 17-step scale</text:span></text:p>
            </draw:text-box>
          </draw:frame>
          <draw:frame draw:style-name="gr5" draw:text-style-name="P7" draw:layer="layout" svg:width="1.476cm" svg:height="0.963cm" svg:x="0.483cm" svg:y="4.122cm">
            <draw:text-box>
              <text:p text:style-name="P5"><text:span text:style-name="T2">Scale:</text:span></text:p>
              <text:p text:style-name="P6"><text:span text:style-name="T3">(step 2)</text:span></text:p>
            </draw:text-box>
          </draw:frame>
          <draw:frame draw:style-name="gr6" draw:text-style-name="P7" draw:layer="layout" svg:width="2.06cm" svg:height="0.963cm" svg:x="-0.154cm" svg:y="3.081cm">
            <draw:text-box>
              <text:p text:style-name="P5"><text:span text:style-name="T2">Encoding:</text:span></text:p>
              <text:p text:style-name="P5"><text:span text:style-name="T3">(step 1)</text:span></text:p>
            </draw:text-box>
          </draw:frame>
          <draw:frame draw:style-name="gr4" draw:text-style-name="P9" draw:layer="layout" svg:width="2.297cm" svg:height="0.646cm" svg:x="12.657cm" svg:y="0.84cm">
            <draw:text-box>
              <text:p text:style-name="P8"><text:span text:style-name="T4">Attribute Y</text:span></text:p>
            </draw:text-box>
          </draw:frame>
          <draw:frame draw:style-name="gr4" draw:text-style-name="P9" draw:layer="layout" svg:width="2.301cm" svg:height="0.646cm" svg:x="1.97cm" svg:y="0.84cm">
            <draw:text-box>
              <text:p text:style-name="P8"><text:span text:style-name="T4">Attribute X</text:span></text:p>
            </draw:text-box>
          </draw:frame>
          <draw:frame draw:style-name="gr4" draw:text-style-name="P9" draw:layer="layout" svg:width="2.297cm" svg:height="0.646cm" svg:x="12.657cm" svg:y="4.121cm">
            <draw:text-box>
              <text:p text:style-name="P8"><text:span text:style-name="T4">Attribute Y</text:span></text:p>
            </draw:text-box>
          </draw:frame>
          <draw:frame draw:style-name="gr4" draw:text-style-name="P9" draw:layer="layout" svg:width="2.301cm" svg:height="0.646cm" svg:x="1.972cm" svg:y="4.121cm">
            <draw:text-box>
              <text:p text:style-name="P8"><text:span text:style-name="T4">Attribute X</text:span></text:p>
            </draw:text-box>
          </draw:frame>
          <draw:line draw:style-name="gr2" draw:text-style-name="P1" draw:layer="layout" svg:x1="5.289cm" svg:y1="1.377cm" svg:x2="5.289cm" svg:y2="4.225cm">
            <text:p/>
          </draw:line>
          <draw:line draw:style-name="gr2" draw:text-style-name="P1" draw:layer="layout" svg:x1="4.789cm" svg:y1="1.377cm" svg:x2="4.789cm" svg:y2="4.225cm">
            <text:p/>
          </draw:line>
          <draw:line draw:style-name="gr2" draw:text-style-name="P1" draw:layer="layout" svg:x1="11.189cm" svg:y1="1.377cm" svg:x2="11.189cm" svg:y2="4.225cm">
            <text:p/>
          </draw:line>
          <draw:line draw:style-name="gr2" draw:text-style-name="P1" draw:layer="layout" svg:x1="11.589cm" svg:y1="1.377cm" svg:x2="11.589cm" svg:y2="4.225cm">
            <text:p/>
          </draw:line>
          <draw:frame draw:style-name="gr7" draw:text-style-name="P10" draw:layer="layout" svg:width="2.908cm" svg:height="0.49cm" svg:x="9.54cm" svg:y="5.032cm">
            <draw:text-box>
              <text:p><text:span text:style-name="T5">not defined (empty value)</text:span></text:p>
            </draw:text-box>
          </draw:frame>
          <draw:frame draw:style-name="gr8" draw:text-style-name="P10" draw:layer="layout" svg:width="2.538cm" svg:height="0.727cm" svg:x="9.54cm" svg:y="5.443cm">
            <draw:text-box>
              <text:p><text:span text:style-name="T5">attributes are equally </text:span></text:p>
              <text:p><text:span text:style-name="T5">important</text:span></text:p>
            </draw:text-box>
          </draw:frame>
          <draw:line draw:style-name="gr9" draw:text-style-name="P1" draw:layer="layout" svg:x1="9.683cm" svg:y1="5.617cm" svg:x2="8.494cm" svg:y2="5.07cm">
            <text:p/>
          </draw:line>
          <draw:frame draw:style-name="gr10" draw:text-style-name="P12" draw:layer="layout" svg:width="1.476cm" svg:height="0.645cm" svg:x="0.483cm" svg:y="0.841cm">
            <draw:text-box>
              <text:p text:style-name="P11"><text:span text:style-name="T2">Scale:</text:span></text:p>
            </draw:text-box>
          </draw:frame>
          <draw:frame draw:style-name="gr11" draw:text-style-name="P13" draw:layer="layout" svg:width="10.56cm" svg:height="0.725cm" svg:x="3.556cm" svg:y="2.198cm">
            <draw:text-box>
              <text:p text:style-name="P3"><text:span text:style-name="T1">Adapted scale applied in survey as a 2-step query</text:span></text:p>
            </draw:text-box>
          </draw:frame>
          <draw:frame draw:style-name="gr12" draw:text-style-name="P10" draw:layer="layout" svg:width="1.421cm" svg:height="1.277cm" svg:x="6.877cm" svg:y="2.6cm">
            <draw:text-box>
              <text:p><text:span text:style-name="T6">←</text:span></text:p>
            </draw:text-box>
          </draw:frame>
          <draw:frame draw:style-name="gr12" draw:text-style-name="P10" draw:layer="layout" svg:width="1.421cm" svg:height="1.277cm" svg:x="8.699cm" svg:y="2.599cm">
            <draw:text-box>
              <text:p><text:span text:style-name="T6">→</text:span></text:p>
            </draw:text-box>
          </draw:frame>
          <draw:frame draw:style-name="gr4" draw:text-style-name="P10" draw:layer="layout" svg:width="0.697cm" svg:height="0.646cm" svg:x="6.18cm" svg:y="3.08cm">
            <draw:text-box>
              <text:p><text:span text:style-name="T7">1</text:span></text:p>
            </draw:text-box>
          </draw:frame>
          <draw:frame draw:style-name="gr4" draw:text-style-name="P10" draw:layer="layout" svg:width="0.697cm" svg:height="0.646cm" svg:x="9.933cm" svg:y="3.08cm">
            <draw:text-box>
              <text:p><text:span text:style-name="T7">2</text:span></text:p>
            </draw:text-box>
          </draw:frame>
          <draw:frame draw:style-name="gr4" draw:text-style-name="P10" draw:layer="layout" svg:width="0.815cm" svg:height="0.646cm" svg:x="8.014cm" svg:y="3.08cm">
            <draw:text-box>
              <text:p><text:span text:style-name="T7">-1</text:span></text:p>
            </draw:text-box>
          </draw:frame>
          <draw:frame draw:style-name="gr13" draw:text-style-name="P14" draw:layer="layout" svg:width="7.492cm" svg:height="0.645cm" svg:x="4.443cm" svg:y="4.122cm">
            <draw:text-box>
              <text:p><text:span text:style-name="T7">8 <text:s text:c="2"/>7 <text:s text:c="2"/>6 <text:s text:c="2"/>… <text:s text:c="2"/>3 <text:s text:c="2"/>2 <text:s text:c="2"/>1 <text:s text:c="3"/></text:span><text:span text:style-name="T8">▒</text:span><text:span text:style-name="T7"> <text:s text:c="3"/>1 <text:s/>2 <text:s/>3 <text:s/>… <text:s/>6 <text:s/>7 <text:s/>8</text:span></text:p>
            </draw:text-box>
          </draw:frame>
          <draw:line draw:style-name="gr9" draw:text-style-name="P1" draw:layer="layout" svg:x1="9.675cm" svg:y1="5.205cm" svg:x2="8.637cm" svg:y2="4.657cm">
            <text:p/>
          </draw:line>
          <draw:frame draw:style-name="gr14" draw:text-style-name="P14" draw:layer="layout" svg:width="7.564cm" svg:height="0.645cm" svg:x="4.331cm" svg:y="0.841cm">
            <draw:text-box>
              <text:p><text:span text:style-name="T7">-9 <text:s/>-8 <text:s/>-7 <text:s/>… <text:s/>-4 <text:s/>-3 <text:s/>-2 <text:s text:c="3"/></text:span><text:span text:style-name="T9">1</text:span><text:span text:style-name="T7"> <text:s text:c="3"/>2 <text:s/>3 <text:s/>4 <text:s/>… <text:s/>7 <text:s/>8 <text:s/>9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2:17:51.209814148</meta:creation-date>
    <meta:generator>LibreOffice/6.4.7.2$Linux_X86_64 LibreOffice_project/40$Build-2</meta:generator>
    <dc:date>2023-01-24T13:33:06.885813995</dc:date>
    <meta:editing-duration>PT1H15M9S</meta:editing-duration>
    <meta:editing-cycles>18</meta:editing-cycles>
    <meta:document-statistic meta:object-count="35"/>
  </office:meta>
</office:document-meta>
</file>